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scher, 2000:</text:p>
      <text:p text:style-name="Standard">Good discussion of different processes in AS; fixation stability</text:p>
      <text:p text:style-name="Standard"/>
      <text:p text:style-name="Standard">Bisaldi, 1996</text:p>
      <text:p text:style-name="Standard">Useful discussion p13 re: antisaccades after lesions of BG (HD, PD), schizophrenia, frontal lobe damage</text:p>
      <text:p text:style-name="Standard"/>
      <text:p text:style-name="Standard">Bowling 2012</text:p>
      <text:p text:style-name="Standard">Good discussion re two types of error: cognitive failure (WM) or fast prosaccade.</text:p>
      <text:p text:style-name="Standard"/>
      <text:p text:style-name="Standard">Lewis2005</text:p>
      <text:p text:style-name="Standard">Good refs for PD showing cognitive impairment, e.g., WM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GB" style:letter-kerning="fals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n" fo:country="GB" style:letter-kerning="fals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GB" style:letter-kerning="fals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0-06T16:28:13</meta:creation-date>
    <dc:language>en-GB</dc:language>
    <meta:editing-cycles>0</meta:editing-cycles>
    <meta:editing-duration>P0D</meta:editing-duration>
    <meta:generator>LibreOffice/6.4.7.2$Linux_X86_64 LibreOffice_project/40$Build-2</meta:generator>
    <meta:document-statistic meta:table-count="0" meta:image-count="0" meta:object-count="0" meta:page-count="1" meta:paragraph-count="8" meta:word-count="53" meta:character-count="351" meta:non-whitespace-character-count="306"/>
  </office:meta>
</office:document-meta>
</file>